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6f1945" officeooo:paragraph-rsid="006f1945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057f2d4" officeooo:paragraph-rsid="0068fb5a" style:font-size-asian="14pt" style:font-weight-asian="bold" style:font-size-complex="14pt" style:font-weight-complex="bold"/>
    </style:style>
    <style:style style:name="P9" style:family="paragraph" style:parent-style-name="Text_20_body">
      <style:text-properties officeooo:paragraph-rsid="00618bff"/>
    </style:style>
    <style:style style:name="P10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624c61" style:font-weight-asian="bold" style:font-weight-complex="bold"/>
    </style:style>
    <style:style style:name="P11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  <style:style style:name="T11" style:family="text">
      <style:text-properties officeooo:rsid="0066ea71"/>
    </style:style>
    <style:style style:name="T12" style:family="text">
      <style:text-properties officeooo:rsid="0075ce23" style:font-size-asian="10.5pt"/>
    </style:style>
    <style:style style:name="T13" style:family="text">
      <style:text-properties officeooo:rsid="00765cff" style:font-size-asian="10.5pt"/>
    </style:style>
    <style:style style:name="T14" style:family="text">
      <style:text-properties officeooo:rsid="00765c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1">Nouméa le, <text:text-input text:description="&lt;arrow_today()&gt;">&lt;arrow_today()&gt;</text:text-input></text:p>
      <text:p text:style-name="P4"/>
      <text:p text:style-name="P6"><text:text-input text:description="&lt;o.partner_id.fullname&gt;">&lt;o.partner_id.fullname&gt;</text:text-input></text:p>
      <text:p text:style-name="P10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<text:span text:style-name="T11">(</text:span><text:span text:style-name="T11"><text:text-input text:description="&lt;o.partner_id.phone&gt;">&lt;o.partner_id.phone&gt;</text:text-input></text:span><text:span text:style-name="T11">, </text:span><text:span text:style-name="T11"><text:text-input text:description="&lt;o.partner_id.mobile&gt;">&lt;o.partner_id.mobile&gt;</text:text-input></text:span><text:span text:style-name="T11">)</text:span>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</text:span><text:span text:style-name="T13">galerie Port Plaisance</text:span><text:span text:style-name="T1">.</text:span><text:span text:style-name="T1"><text:text-input text:description="&lt;/if&gt;">&lt;/if&gt;</text:text-input></text:span></text:p>
      <text:p text:style-name="P7"/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8">Le non respect de ce rendez <text:span text:style-name="T6">reporte</text:span> la date de la chirurgie prévue.</text:p>
      <text:p text:style-name="P9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soft-page-break/><text:tab/>au cabinet, <text:span text:style-name="T12">galerie Port Plaisance</text:span>.<text:text-input text:description="&lt;/if&gt;">&lt;/if&gt;</text:text-input></text:p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3-06-02T09:49:50.768410004</dc:date>
    <meta:editing-duration>PT12H18M34S</meta:editing-duration>
    <meta:editing-cycles>169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273" meta:character-count="1718" meta:non-whitespace-character-count="1542"/>
  </office:meta>
</office:document-meta>
</file>